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tyle="italic" officeooo:rsid="000abfb9" officeooo:paragraph-rsid="000abfb9" style:font-style-asian="italic" style:font-style-complex="italic"/>
    </style:style>
    <style:style style:name="P2" style:family="paragraph" style:parent-style-name="Standard">
      <style:text-properties fo:font-style="italic" officeooo:rsid="000ac8c6" officeooo:paragraph-rsid="000ac8c6" style:font-style-asian="italic" style:font-style-complex="italic"/>
    </style:style>
    <style:style style:name="P3" style:family="paragraph" style:parent-style-name="Standard">
      <style:text-properties style:font-name="Ubuntu Mono" officeooo:rsid="000a03d9" officeooo:paragraph-rsid="000a03d9"/>
    </style:style>
    <style:style style:name="P4" style:family="paragraph" style:parent-style-name="Table_20_Contents">
      <style:text-properties fo:language="fr" fo:country="FR" officeooo:rsid="000ac8c6" officeooo:paragraph-rsid="000ac8c6"/>
    </style:style>
    <style:style style:name="P5" style:family="paragraph" style:parent-style-name="Table_20_Contents">
      <style:text-properties fo:language="fr" fo:country="FR" officeooo:rsid="000bfbdd" officeooo:paragraph-rsid="000bfbdd"/>
    </style:style>
    <style:style style:name="P6" style:family="paragraph" style:parent-style-name="Table_20_Contents">
      <style:text-properties fo:language="fr" fo:country="FR"/>
    </style:style>
    <style:style style:name="T1" style:family="text">
      <style:text-properties officeooo:rsid="000c1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ILU2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Problèmes </text:p>
          </table:table-cell>
          <table:table-cell table:style-name="Table1.B1" office:value-type="string">
            <text:p text:style-name="P4">Solutions</text:p>
          </table:table-cell>
        </table:table-row>
        <table:table-row>
          <table:table-cell table:style-name="Table1.A2" office:value-type="string">
            <text:p text:style-name="P5">Lien entre la réservation et le carnet déjà créer dans le menu pour la mise a jour quand on fait une nouvelle réservation ( le carnet et dans le controlMenu lequel nous n’avons pas accès depuis le contrôleReservation) </text:p>
          </table:table-cell>
          <table:table-cell table:style-name="Table1.B2" office:value-type="string">
            <text:p text:style-name="P5">Faire un lien a la couche dialogue pour respecter l’architecture ECB <text:span text:style-name="T1">pour séparer les deux</text:span>. <text:span text:style-name="T1">On donne au controlReservation le carnet. Puis d</text:span>ans le dialogMenu on créer une fonction de rafraîchissement de la page.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22:53:44.102090414</meta:creation-date>
    <dc:date>2026-04-18T11:55:51.418831217</dc:date>
    <meta:editing-duration>PT12M40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1" meta:paragraph-count="5" meta:word-count="76" meta:character-count="460" meta:non-whitespace-character-count="387"/>
  </office:meta>
</office:document-meta>
</file>